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0.6mm" fo:margin-left="37.2mm" table:align="left" style:writing-mode="lr-tb"/>
    </style:style>
    <style:style style:name="Table1.A" style:family="table-column">
      <style:table-column-properties style:column-width="98.72mm"/>
    </style:style>
    <style:style style:name="Table1.B" style:family="table-column">
      <style:table-column-properties style:column-width="6.23mm"/>
    </style:style>
    <style:style style:name="Table1.C" style:family="table-column">
      <style:table-column-properties style:column-width="35.65mm"/>
    </style:style>
    <style:style style:name="Table1.1" style:family="table-row">
      <style:table-row-properties style:row-height="6.09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1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none"/>
    </style:style>
    <style:style style:name="Table1.3" style:family="table-row">
      <style:table-row-properties style:row-height="8.66mm" fo:keep-together="auto"/>
    </style:style>
    <style:style style:name="Table2" style:family="table">
      <style:table-properties style:width="177.8mm" fo:margin-left="0mm" table:align="left" style:writing-mode="lr-tb"/>
    </style:style>
    <style:style style:name="Table2.A" style:family="table-column">
      <style:table-column-properties style:column-width="138.18mm"/>
    </style:style>
    <style:style style:name="Table2.B" style:family="table-column">
      <style:table-column-properties style:column-width="39.6mm"/>
    </style:style>
    <style:style style:name="Table2.1" style:family="table-row">
      <style:table-row-properties style:row-height="28.35mm" fo:keep-together="auto"/>
    </style:style>
    <style:style style:name="Table2.A1" style:family="table-cell">
      <style:table-cell-properties style:vertical-align="bottom" fo:padding="0mm" fo:border-left="none" fo:border-right="0.6pt solid #000001" fo:border-top="none" fo:border-bottom="none"/>
    </style:style>
    <style:style style:name="Table2.B1" style:family="table-cell">
      <style:table-cell-properties fo:padding="0mm" fo:border-left="0.6pt solid #000001" fo:border-right="none" fo:border-top="none" fo:border-bottom="none"/>
    </style:style>
    <style:style style:name="Table2.2" style:family="table-row">
      <style:table-row-properties style:row-height="12.03mm" fo:keep-together="auto"/>
    </style:style>
    <style:style style:name="Table2.B2" style:family="table-cell">
      <style:table-cell-properties fo:padding="0mm" fo:border-left="0.6pt solid #000001" fo:border-right="none" fo:border-top="none" fo:border-bottom="none"/>
    </style:style>
    <style:style style:name="Table3" style:family="table">
      <style:table-properties style:width="177.8mm" fo:margin-left="0mm" table:align="left" style:writing-mode="lr-tb"/>
    </style:style>
    <style:style style:name="Table3.A" style:family="table-column">
      <style:table-column-properties style:column-width="87.59mm"/>
    </style:style>
    <style:style style:name="Table3.B" style:family="table-column">
      <style:table-column-properties style:column-width="90.19mm"/>
    </style:style>
    <style:style style:name="Table3.1" style:family="table-row">
      <style:table-row-properties style:row-height="24.25mm" fo:keep-together="auto"/>
    </style:style>
    <style:style style:name="Table3.A1" style:family="table-cell">
      <style:table-cell-properties fo:padding="0mm" fo:border="none"/>
    </style:style>
    <style:style style:name="Table3.B1" style:family="table-cell">
      <style:table-cell-properties style:vertical-align="middle" fo:padding="0mm" fo:border="none"/>
    </style:style>
    <style:style style:name="P1" style:family="paragraph" style:parent-style-name="Frame_20_contents">
      <style:paragraph-properties fo:line-height="86%"/>
    </style:style>
    <style:style style:name="P2" style:family="paragraph" style:parent-style-name="Frame_20_contents">
      <style:paragraph-properties fo:margin-left="0mm" fo:margin-right="45.72mm" fo:line-height="7.27mm" fo:text-indent="0mm" style:auto-text-indent="false"/>
    </style:style>
    <style:style style:name="P3" style:family="paragraph" style:parent-style-name="Frame_20_contents">
      <style:paragraph-properties fo:margin-top="3.18mm" fo:margin-bottom="1.27mm" fo:line-height="103%"/>
    </style:style>
    <style:style style:name="P4" style:family="paragraph" style:parent-style-name="Standard">
      <style:paragraph-properties fo:text-align="center" style:justify-single-word="false">
        <style:tab-stops>
          <style:tab-stop style:position="81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1.27mm" fo:margin-bottom="0mm" fo:text-align="center" style:justify-single-word="false"/>
    </style:style>
    <style:style style:name="P6" style:family="paragraph" style:parent-style-name="Standard">
      <style:paragraph-properties fo:margin-top="4.45mm" fo:margin-bottom="0mm" fo:text-align="center" style:justify-single-word="false"/>
    </style:style>
    <style:style style:name="P7" style:family="paragraph" style:parent-style-name="Standard">
      <style:paragraph-properties fo:margin-left="0mm" fo:margin-right="16.7mm" fo:line-height="85%" fo:text-align="end" style:justify-single-word="false" fo:text-indent="0mm" style:auto-text-indent="false"/>
    </style:style>
    <style:style style:name="P8" style:family="paragraph" style:parent-style-name="Standard">
      <style:paragraph-properties fo:margin-left="0mm" fo:margin-right="16.7mm" fo:margin-top="10.16mm" fo:margin-bottom="0mm" fo:line-height="85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</style:style>
    <style:style style:name="P9" style:family="paragraph" style:parent-style-name="Standard">
      <style:paragraph-properties fo:margin-left="0mm" fo:margin-right="15.12mm" fo:margin-top="5.08mm" fo:margin-bottom="0mm" fo:line-height="85%" fo:text-align="end" style:justify-single-word="false" fo:text-indent="0mm" style:auto-text-indent="false"/>
    </style:style>
    <style:style style:name="P10" style:family="paragraph" style:parent-style-name="Standard">
      <style:paragraph-properties fo:margin-top="0mm" fo:margin-bottom="7.27mm" fo:line-height="0.35mm"/>
    </style:style>
    <style:style style:name="P11" style:family="paragraph" style:parent-style-name="Standard">
      <style:paragraph-properties fo:margin-left="0mm" fo:margin-right="144.78mm" fo:line-height="200%" fo:text-indent="0mm" style:auto-text-indent="false"/>
    </style:style>
    <style:style style:name="P12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73.23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text-indent="0mm" style:auto-text-indent="false">
        <style:tab-stops>
          <style:tab-stop style:position="20.69mm"/>
          <style:tab-stop style:position="160.14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7.62mm" fo:margin-right="0mm" fo:text-indent="0mm" style:auto-text-indent="false">
        <style:tab-stops>
          <style:tab-stop style:position="132.27mm" style:type="right"/>
        </style:tab-stops>
      </style:paragraph-properties>
    </style:style>
    <style:style style:name="P15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76.08mm" style:leader-style="dotted" style:leader-text="."/>
          <style:tab-stop style:position="119.38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7.62mm" fo:margin-right="0mm" fo:margin-top="3.81mm" fo:margin-bottom="0mm" fo:text-indent="0mm" style:auto-text-indent="false">
        <style:tab-stops>
          <style:tab-stop style:position="20.76mm"/>
          <style:tab-stop style:position="156.4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7.62mm" fo:margin-right="0mm" fo:margin-top="0mm" fo:margin-bottom="0.64mm" fo:text-indent="0mm" style:auto-text-indent="false">
        <style:tab-stops>
          <style:tab-stop style:position="20.76mm"/>
          <style:tab-stop style:position="94.74mm" style:leader-style="dotted" style:leader-text="."/>
          <style:tab-stop style:position="156.4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.62mm" fo:margin-right="0mm" fo:margin-top="24.13mm" fo:margin-bottom="0mm" fo:text-indent="0mm" style:auto-text-indent="false">
        <style:tab-stops>
          <style:tab-stop style:position="173.16mm" style:type="right"/>
        </style:tab-stops>
      </style:paragraph-properties>
    </style:style>
    <style:style style:name="P19" style:family="paragraph" style:parent-style-name="Standard">
      <style:paragraph-properties fo:margin-left="0mm" fo:margin-right="46.99mm" fo:text-indent="0mm" style:auto-text-indent="false">
        <style:tab-stops>
          <style:tab-stop style:position="65.33mm" style:leader-style="dotted" style:leader-text="."/>
          <style:tab-stop style:position="130.49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20.32mm" fo:margin-right="0mm" fo:text-indent="0mm" style:auto-text-indent="false">
        <style:tab-stops>
          <style:tab-stop style:position="85.14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20.32mm" fo:margin-right="0mm" fo:margin-top="0.64mm" fo:margin-bottom="0mm" fo:line-height="82%" fo:text-indent="0mm" style:auto-text-indent="false">
        <style:tab-stops>
          <style:tab-stop style:position="107.76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20.32mm" fo:margin-right="0mm" fo:margin-top="0mm" fo:margin-bottom="8.89mm" fo:line-height="85%" fo:text-indent="0mm" style:auto-text-indent="false">
        <style:tab-stops>
          <style:tab-stop style:position="122.56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.64mm" fo:margin-bottom="0mm"/>
    </style:style>
    <style:style style:name="P24" style:family="paragraph" style:parent-style-name="Standard">
      <style:paragraph-properties fo:margin-left="5.08mm" fo:margin-right="0mm" fo:text-indent="0mm" style:auto-text-indent="false"/>
    </style:style>
    <style:style style:name="P25" style:family="paragraph" style:parent-style-name="Standard">
      <style:paragraph-properties fo:margin-left="5.08mm" fo:margin-right="0mm" fo:margin-top="0.64mm" fo:margin-bottom="0mm" fo:text-indent="0mm" style:auto-text-indent="false"/>
    </style:style>
    <style:style style:name="P26" style:family="paragraph" style:parent-style-name="Standard">
      <style:paragraph-properties fo:margin-left="2.54mm" fo:margin-right="0mm" fo:margin-top="0mm" fo:margin-bottom="3.81mm" fo:text-indent="0mm" style:auto-text-indent="false"/>
    </style:style>
    <style:style style:name="P27" style:family="paragraph" style:parent-style-name="Standard" style:master-page-name="Standard">
      <style:paragraph-properties fo:line-height="0%" style:page-number="auto"/>
    </style:style>
    <style:style style:name="P28" style:family="paragraph" style:parent-style-name="Standard">
      <style:paragraph-properties fo:margin-left="0mm" fo:margin-right="76.2mm" fo:margin-top="3.18mm" fo:margin-bottom="0mm" fo:line-height="6.79mm" fo:text-indent="0mm" style:auto-text-indent="false"/>
    </style:style>
    <style:style style:name="P29" style:family="paragraph" style:parent-style-name="Standard">
      <style:paragraph-properties fo:margin-top="3.81mm" fo:margin-bottom="0mm" fo:line-height="4.13mm">
        <style:tab-stops>
          <style:tab-stop style:position="56.83mm" style:type="right"/>
        </style:tab-stops>
      </style:paragraph-properties>
    </style:style>
    <style:style style:name="P30" style:family="paragraph" style:parent-style-name="Standard">
      <style:paragraph-properties fo:margin-left="43.18mm" fo:margin-right="0mm" fo:margin-top="1.27mm" fo:margin-bottom="0mm" fo:line-height="4.69mm" fo:text-indent="0mm" style:auto-text-indent="false"/>
    </style:style>
    <style:style style:name="P31" style:family="paragraph" style:parent-style-name="Standard" style:master-page-name="">
      <style:paragraph-properties fo:line-height="5.03mm" style:page-number="auto"/>
    </style:style>
    <style:style style:name="P32" style:family="paragraph" style:parent-style-name="Standard">
      <style:paragraph-properties fo:margin-left="1.91mm" fo:margin-right="0mm" fo:margin-top="5.08mm" fo:margin-bottom="0mm" fo:line-height="4.22mm" fo:text-indent="0mm" style:auto-text-indent="false"/>
    </style:style>
    <style:style style:name="P33" style:family="paragraph" style:parent-style-name="Standard">
      <style:paragraph-properties fo:margin-left="1.91mm" fo:margin-right="102.87mm" fo:margin-top="8.26mm" fo:margin-bottom="0mm" fo:line-height="9.23mm" fo:text-indent="0mm" style:auto-text-indent="false"/>
    </style:style>
    <style:style style:name="P34" style:family="paragraph" style:parent-style-name="Standard">
      <style:paragraph-properties fo:margin-left="4.57mm" fo:margin-right="0mm" fo:line-height="85%" fo:text-indent="0mm" style:auto-text-indent="false"/>
    </style:style>
    <style:style style:name="P35" style:family="paragraph" style:parent-style-name="Standard">
      <style:paragraph-properties fo:margin-left="4.57mm" fo:margin-right="0mm" fo:margin-top="6.99mm" fo:margin-bottom="0mm" fo:line-height="85%" fo:text-indent="0mm" style:auto-text-indent="false"/>
    </style:style>
    <style:style style:name="P36" style:family="paragraph" style:parent-style-name="Standard">
      <style:paragraph-properties fo:margin-left="4.57mm" fo:margin-right="0mm" fo:margin-top="8.89mm" fo:margin-bottom="0mm" fo:line-height="85%" fo:text-indent="0mm" style:auto-text-indent="false"/>
    </style:style>
    <style:style style:name="P37" style:family="paragraph" style:parent-style-name="Standard">
      <style:paragraph-properties fo:margin-top="0mm" fo:margin-bottom="4.73mm" fo:line-height="0.35mm"/>
    </style:style>
    <style:style style:name="P38" style:family="paragraph" style:parent-style-name="Standard">
      <style:paragraph-properties fo:margin-left="10.16mm" fo:margin-right="0mm" fo:text-indent="0mm" style:auto-text-indent="false">
        <style:tab-stops>
          <style:tab-stop style:position="22.24mm" style:type="right"/>
          <style:tab-stop style:position="174.96mm" style:type="right"/>
        </style:tab-stops>
      </style:paragraph-properties>
    </style:style>
    <style:style style:name="P39" style:family="paragraph" style:parent-style-name="Standard">
      <style:paragraph-properties fo:margin-left="30.48mm" fo:margin-right="2.54mm" fo:text-align="justify" style:justify-single-word="false" fo:text-indent="0mm" style:auto-text-indent="false"/>
    </style:style>
    <style:style style:name="P40" style:family="paragraph" style:parent-style-name="Standard">
      <style:paragraph-properties fo:margin-left="30.48mm" fo:margin-right="2.54mm" fo:margin-top="0mm" fo:margin-bottom="14.61mm" fo:text-align="justify" style:justify-single-word="false" fo:text-indent="0mm" style:auto-text-indent="false"/>
    </style:style>
    <style:style style:name="P41" style:family="paragraph" style:parent-style-name="Standard">
      <style:paragraph-properties fo:margin-left="17.78mm" fo:margin-right="0mm" fo:margin-top="3.81mm" fo:margin-bottom="0mm" fo:text-indent="0mm" style:auto-text-indent="false">
        <style:tab-stops>
          <style:tab-stop style:position="22.24mm" style:type="right"/>
          <style:tab-stop style:position="175.28mm" style:type="right"/>
        </style:tab-stops>
      </style:paragraph-properties>
    </style:style>
    <style:style style:name="P42" style:family="paragraph" style:parent-style-name="Standard">
      <style:paragraph-properties fo:margin-left="0mm" fo:margin-right="11.45mm" fo:text-align="end" style:justify-single-word="false" fo:text-indent="0mm" style:auto-text-indent="false"/>
    </style:style>
    <style:style style:name="P43" style:family="paragraph" style:parent-style-name="Standard">
      <style:paragraph-properties fo:margin-left="0mm" fo:margin-right="11.45mm" fo:text-align="end" style:justify-single-word="false" fo:text-indent="0mm" style:auto-text-indent="false">
        <style:tab-stops>
          <style:tab-stop style:position="25.1mm" style:type="right"/>
          <style:tab-stop style:position="74.95m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left="22.23mm" fo:margin-right="11.45mm" fo:margin-top="0.64mm" fo:margin-bottom="0mm" fo:line-height="78%" fo:text-indent="52.07mm" style:auto-text-indent="false">
        <style:tab-stops>
          <style:tab-stop style:position="74.95mm" style:type="right"/>
        </style:tab-stops>
      </style:paragraph-properties>
    </style:style>
    <style:style style:name="P45" style:family="paragraph" style:parent-style-name="Standard">
      <style:paragraph-properties fo:margin-top="0mm" fo:margin-bottom="14.25mm" fo:line-height="0.35mm"/>
    </style:style>
    <style:style style:name="P46" style:family="paragraph" style:parent-style-name="Standard">
      <style:paragraph-properties fo:margin-left="97.79mm" fo:margin-right="0mm" fo:line-height="85%" fo:text-indent="0mm" style:auto-text-indent="false"/>
    </style:style>
    <style:style style:name="P47" style:family="paragraph" style:parent-style-name="Standard">
      <style:paragraph-properties fo:margin-left="73.66mm" fo:margin-right="0mm" fo:margin-top="8.89mm" fo:margin-bottom="7.62mm" fo:text-indent="0mm" style:auto-text-indent="false">
        <style:tab-stops>
          <style:tab-stop style:position="168.61m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0mm" fo:margin-right="10.16mm" fo:margin-top="1.27mm" fo:margin-bottom="0mm" fo:text-align="end" style:justify-single-word="false" fo:text-indent="0mm" style:auto-text-indent="false"/>
    </style:style>
    <style:style style:name="P49" style:family="paragraph" style:parent-style-name="Standard" style:master-page-name="Converted1">
      <style:paragraph-properties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21mm" style:font-size-asian="12pt" style:text-scale="105%"/>
    </style:style>
    <style:style style:name="T8" style:family="text">
      <style:text-properties fo:color="#000000" style:font-name="Times New Roman" fo:font-size="12pt" fo:letter-spacing="-0.07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0.07mm" style:font-size-asian="12pt" style:text-scale="105%"/>
    </style:style>
    <style:style style:name="T11" style:family="text">
      <style:text-properties fo:color="#000000" style:font-name="Times New Roman" fo:font-size="12pt" fo:letter-spacing="0.14mm" style:font-size-asian="12pt" style:text-scale="105%"/>
    </style:style>
    <style:style style:name="T12" style:family="text">
      <style:text-properties fo:color="#000000" style:font-name="Times New Roman" fo:font-size="12pt" fo:letter-spacing="-0.16mm" style:font-size-asian="12pt" style:text-scale="105%"/>
    </style:style>
    <style:style style:name="T13" style:family="text">
      <style:text-properties fo:color="#000000" style:font-name="Times New Roman" fo:font-size="12pt" fo:letter-spacing="-0.18mm" style:font-size-asian="12pt" style:text-scale="105%"/>
    </style:style>
    <style:style style:name="T14" style:family="text">
      <style:text-properties fo:color="#000000" style:font-name="Times New Roman" fo:font-size="12pt" fo:letter-spacing="0.19mm" style:font-size-asian="12pt" style:text-scale="105%"/>
    </style:style>
    <style:style style:name="T15" style:family="text">
      <style:text-properties fo:color="#000000" style:font-name="Times New Roman" fo:font-size="12pt" fo:letter-spacing="0.02mm" style:font-size-asian="12pt" style:text-scale="105%"/>
    </style:style>
    <style:style style:name="T16" style:family="text">
      <style:text-properties fo:color="#000000" style:font-name="Times New Roman" fo:font-size="12pt" fo:letter-spacing="1.16mm" style:font-size-asian="12pt" style:text-scale="105%"/>
    </style:style>
    <style:style style:name="T17" style:family="text">
      <style:text-properties fo:color="#000000" style:font-name="Times New Roman" fo:font-size="12pt" fo:letter-spacing="-0.05mm" style:font-size-asian="12pt" style:text-scale="105%"/>
    </style:style>
    <style:style style:name="T18" style:family="text">
      <style:text-properties fo:color="#000000" style:font-name="Times New Roman" fo:font-size="12pt" fo:letter-spacing="10.44mm" style:font-size-asian="12pt" style:text-scale="105%"/>
    </style:style>
    <style:style style:name="T19" style:family="text">
      <style:text-properties fo:color="#000000" style:font-name="Times New Roman" fo:font-size="12pt" fo:letter-spacing="2.73mm" style:font-size-asian="12pt" style:text-scale="105%"/>
    </style:style>
    <style:style style:name="T20" style:family="text">
      <style:text-properties fo:color="#000000" style:font-name="Times New Roman" fo:font-size="12pt" fo:letter-spacing="-0.09mm" style:font-size-asian="12pt" style:text-scale="105%"/>
    </style:style>
    <style:style style:name="T21" style:family="text">
      <style:text-properties fo:color="#000000" style:font-name="Times New Roman" fo:font-size="9.5pt" style:font-size-asian="9.5pt" style:text-scale="110%"/>
    </style:style>
    <style:style style:name="T22" style:family="text">
      <style:text-properties fo:color="#000000" style:font-name="Times New Roman" fo:font-size="9.5pt" fo:letter-spacing="-0.05mm" style:font-size-asian="9.5pt" style:text-scale="110%"/>
    </style:style>
    <style:style style:name="T23" style:family="text">
      <style:text-properties fo:color="#000000" style:font-name="Times New Roman" fo:font-size="9.5pt" fo:letter-spacing="-0.02mm" style:font-size-asian="9.5pt" style:text-scale="110%"/>
    </style:style>
    <style:style style:name="T24" style:family="text">
      <style:text-properties fo:color="#000000" style:font-name="Times New Roman" fo:font-size="9.5pt" fo:letter-spacing="-0.04mm" style:font-size-asian="9.5pt" style:text-scale="110%"/>
    </style:style>
    <style:style style:name="T25" style:family="text">
      <style:text-properties fo:color="#000000" style:font-name="Arial" fo:font-size="26.5pt" fo:font-weight="bold" style:font-size-asian="26.5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5"><text:span text:style-name="T2">THE COMPANIES ACT <text:line-break/></text:span><text:span text:style-name="T4">(CHAPTER 50) <text:line-break/></text:span><text:span text:style-name="T6">SECTION 133(1)</text:span></text:p>
            <text:p text:style-name="P6"><text:span text:style-name="T6">AFFIDAVIT IN RESPECT OF PROPERTY <text:line-break/></text:span><text:span text:style-name="T2">ACQUIRED BY COMPANY OR FOREIGN <text:line-break/></text:span><text:span text:style-name="T6">COMPANY WHILE PROPERTY IS SUBJECT <text:line-break/></text:span><text:span text:style-name="T4">TO A CHARG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7"><text:span text:style-name="T3">FORM</text:span></text:p>
            <text:p text:style-name="P8"><text:span text:style-name="T25">37</text:span></text:p>
            <text:p text:style-name="P9"><text:span text:style-name="T3">Folio No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10"/>
      <text:p text:style-name="P11"><text:span text:style-name="T7">Name of Company: </text:span><text:span text:style-name="T3">Company No:</text:span></text:p>
      <text:p text:style-name="P15"><text:span text:style-name="T3">I, <text:tab/> of<text:tab/></text:span></text:p>
      <text:p text:style-name="P19"><text:span text:style-name="T3"><text:tab/></text:span><text:span text:style-name="T5">*NRIC/Passport No<text:tab/></text:span><text:span text:style-name="T3"> <text:line-break/></text:span><text:span text:style-name="T8">make oath and say as follows:</text:span></text:p>
      <text:p text:style-name="P16"><text:span text:style-name="T3">1<text:tab/>I am **<text:tab/></text:span><text:span text:style-name="T5">the abovenamed company.</text:span></text:p>
      <text:p text:style-name="P17"><text:span text:style-name="T3">2<text:tab/>On<text:tab/></text:span><text:span text:style-name="T9">, the company acquired t<text:tab/></text:span></text:p>
      <text:p text:style-name="P17"><text:span text:style-name="T3"><text:tab/><text:tab/><text:tab/></text:span></text:p>
      <text:p text:style-name="P17"><text:span text:style-name="T3"><text:tab/><text:tab/><text:tab/></text:span></text:p>
      <text:p text:style-name="P17"><text:span text:style-name="T3"><text:s text:c="12"/>which is subject to if<text:tab/></text:span></text:p>
      <text:p text:style-name="P21"><text:span text:style-name="T3">dated<text:tab/></text:span></text:p>
      <text:p text:style-name="P12"><text:span text:style-name="T3">3<text:tab/></text:span><text:span text:style-name="T10">The Charge was registered on <text:tab/></text:span><text:span text:style-name="T11"> in the Register of Charges as</text:span></text:p>
      <text:p text:style-name="P20"><text:span text:style-name="T3">Charge No<text:tab/></text:span></text:p>
      <text:p text:style-name="P13"><text:span text:style-name="T3">4<text:tab/></text:span><text:span text:style-name="T8">The amount now owing on the security of the charge is $<text:tab/></text:span></text:p>
      <text:p text:style-name="P14"><text:span text:style-name="T3">5<text:tab/></text:span><text:span text:style-name="T8">The names and addresses of the persons entitled to the charge are:</text:span></text:p>
      <text:p text:style-name="P18"><text:span text:style-name="T3">6<text:tab/>I hereby certify that the Statement of Particulars in respect of Charge (Form 34) dated</text:span></text:p>
      <text:p text:style-name="P22"><text:span text:style-name="T3"><text:tab/> is correct.</text:span></text:p>
      <text:p text:style-name="P23"><text:span text:style-name="T21">* Delete where inapplicable.</text:span></text:p>
      <text:p text:style-name="Standard"><text:span text:style-name="T22">** Insert "the secretary of", "a director of",</text:span></text:p>
      <text:p text:style-name="P24"><text:span text:style-name="T23">"the solicitor for", "the agent in Singapore of</text:span></text:p>
      <text:p text:style-name="P25"><text:span text:style-name="T24">(or as the case may be).</text:span></text:p>
      <text:p text:style-name="Standard"><text:span text:style-name="T21">+ Insert short particulars of the property charged.</text:span><text:bookmark text:name="_GoBack"/></text:p>
      <text:p text:style-name="Standard"><text:span text:style-name="T23">++ Insert description of instrument creating or evidencing</text:span></text:p>
      <text:p text:style-name="P26"><text:span text:style-name="T24">the charge, eg, "a trust deed", "a mortgage", "a debenture".</text:span></text:p>
      <text:p text:style-name="Standard"/>
      <text:section text:style-name="Sect1" text:name="TextSection">
        <text:p text:style-name="P31"><draw:frame draw:style-name="fr1" text:anchor-type="paragraph" svg:x="140.83mm" svg:y="229.83mm" svg:width="55.44mm" svg:height="4.22mm" draw:z-index="3"><draw:text-box><text:p text:style-name="P1"><text:span text:style-name="T8">For Official Use</text:span></text:p></draw:text-box></draw:frame><text:span text:style-name="T12">Lodged in the office of the Registrar of Companies &amp; </text:span><text:span text:style-name="T3">Businesses by</text:span></text:p>
        <text:p text:style-name="P28"><draw:frame draw:style-name="fr1" text:anchor-type="paragraph" svg:x="96.96mm" svg:y="3.1mm" svg:width="80.84mm" svg:height="24.34mm" draw:z-index="5"><draw:text-box><text:p text:style-name="P2"><text:span text:style-name="T13">Date of Registration: </text:span><text:span text:style-name="T3">Receipt No:</text:span></text:p><text:p text:style-name="P3"><text:span text:style-name="T3">Checked By:</text:span></text:p></draw:text-box></draw:frame><text:span text:style-name="T3">Name: </text:span><text:span text:style-name="T12">Address:</text:span></text:p>
        <text:p text:style-name="P29"><text:span text:style-name="T13">A/c No:<text:tab/></text:span><text:span text:style-name="T3">Tel No:</text:span></text:p>
        <text:p text:style-name="P30"><text:span text:style-name="T3">Fax No:</text:span></text:p>
        <text:p text:style-name="Standard"/>
      </text:section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32"><text:span text:style-name="T1">FORM 37 CONTINUATION SHEET 1</text:span></text:p>
            <text:p text:style-name="P33"><text:span text:style-name="T13">Name of Company: </text:span><text:span text:style-name="T3">Company No:</text:span></text:p>
          </table:table-cell>
          <table:table-cell table:style-name="Table2.B1" table:number-rows-spanned="2" office:value-type="string">
            <text:p text:style-name="P34"><text:span text:style-name="T3">FORM</text:span></text:p>
            <text:p text:style-name="P35"><text:span text:style-name="T25">37</text:span></text:p>
            <text:p text:style-name="P36"><text:span text:style-name="T3">Folio No</text:span></text:p>
          </table:table-cell>
        </table:table-row>
        <table:table-row table:style-name="Table2.2">
          <table:covered-table-cell/>
          <table:covered-table-cell/>
        </table:table-row>
      </table:table>
      <text:p text:style-name="P37"/>
      <text:p text:style-name="P38"><text:span text:style-name="T3"><text:tab/></text:span><text:span text:style-name="T9">7 (a)<text:tab/></text:span><text:span text:style-name="T14">I confirm that the instrument of charge to be produced to the Registrar is</text:span></text:p>
      <text:p text:style-name="P39"><text:span text:style-name="T15">the same instrument in respect of which the instrument or a copy thereof was </text:span><text:span text:style-name="T9">registered/produced to the Registrar for inspection in relation to a charge registered </text:span><text:span text:style-name="T16">in the Register of Charges as Charge No </text:span></text:p>
      <text:p text:style-name="P41"><text:span text:style-name="T3"><text:tab/>(b)<text:tab/></text:span><text:span text:style-name="T17">I have compared the copy of the instrument of charge to be produced to the Registrar</text:span></text:p>
      <text:p text:style-name="P40"><text:span text:style-name="T17">with the original instrument and confirm that it is a true and correct copy of the </text:span><text:span text:style-name="T3">instrument or a copy thereof that was registered/produced to the Registrar for inspection in relation to a charge registered in the Register of Charges as Charge </text:span><text:span text:style-name="T18">No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<text:span text:style-name="T3"><text:tab/></text:span><text:span text:style-name="T9">Sworn at<text:tab/></text:span><text:span text:style-name="T3">)</text:span></text:p>
            <text:p text:style-name="P44"><text:span text:style-name="T3">) <text:line-break/><text:tab/></text:span><text:span text:style-name="T19">this <text:s text:c="3"/>day)</text:span></text:p>
            <text:p text:style-name="P42"><text:span text:style-name="T3">)</text:span></text:p>
            <text:p text:style-name="P43"><text:span text:style-name="T3"><text:tab/>of<text:tab/>)</text:span></text:p>
          </table:table-cell>
          <table:table-cell table:style-name="Table3.B1" office:value-type="string">
            <text:p text:style-name="P4"><text:span text:style-name="T3">Signature: <text:tab/></text:span></text:p>
          </table:table-cell>
        </table:table-row>
      </table:table>
      <text:p text:style-name="P45"/>
      <text:p text:style-name="P46"><text:span text:style-name="T5">Before me —</text:span></text:p>
      <text:p text:style-name="P47"><text:span text:style-name="T3">Signature: <text:tab/></text:span></text:p>
      <text:p text:style-name="P48"><text:span text:style-name="T20">Name of Commissioner for Oaths/Notary Publ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03mm" fo:margin-bottom="15.73mm" fo:margin-left="18.47mm" fo:margin-right="12.89mm" style:writing-mode="lr-tb" style:layout-grid-color="#c0c0c0" style:layout-grid-lines="2665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1.41mm" fo:margin-bottom="88.02mm" fo:margin-left="16.03mm" fo:margin-right="15.33mm" style:writing-mode="lr-tb" style:layout-grid-color="#c0c0c0" style:layout-grid-lines="187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38:00</meta:creation-date>
    <dc:date>2015-12-16T07:41:00</dc:date>
    <meta:editing-duration>PT3S</meta:editing-duration>
    <meta:generator>LibreOffice/3.5$Linux_X86_64 LibreOffice_project/350m1$Build-2</meta:generator>
    <meta:document-statistic meta:table-count="3" meta:image-count="0" meta:object-count="0" meta:page-count="2" meta:paragraph-count="51" meta:word-count="348" meta:character-count="1949" meta:non-whitespace-character-count="15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